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tot fr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1850" calcext:value-type="float">
            <text:p>18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45" calcext:value-type="float">
            <text:p>2145</text:p>
          </table:table-cell>
          <table:table-cell office:value-type="float" office:value="58" calcext:value-type="float">
            <text:p>58</text:p>
          </table:table-cell>
          <table:table-cell table:formula="of:=[.C10]-[.D10]" office:value-type="float" office:value="2087" calcext:value-type="float">
            <text:p>20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table:formula="of:=[.C11]-[.D11]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65" calcext:value-type="float">
            <text:p>1065</text:p>
          </table:table-cell>
          <table:table-cell office:value-type="float" office:value="75" calcext:value-type="float">
            <text:p>75</text:p>
          </table:table-cell>
          <table:table-cell table:formula="of:=[.C12]-[.D12]"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50" calcext:value-type="float">
            <text:p>50</text:p>
          </table:table-cell>
          <table:table-cell table:formula="of:=[.C13]-[.D13]" office:value-type="float" office:value="2039" calcext:value-type="float">
            <text:p>203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1370" calcext:value-type="float">
            <text:p>137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ction</text:p>
          </table:table-cell>
          <table:table-cell office:value-type="string" calcext:value-type="string">
            <text:p>frame section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E5]+[.E11]" office:value-type="float" office:value="7532" calcext:value-type="float">
            <text:p>753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E4]+[.E12]" office:value-type="float" office:value="4140" calcext:value-type="float">
            <text:p>414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E7]+[.E10]" office:value-type="float" office:value="3937" calcext:value-type="float">
            <text:p>3937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E9]+[.E13]+[.E6]" office:value-type="float" office:value="4079" calcext:value-type="float">
            <text:p>407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E14]+[.E8]" office:value-type="float" office:value="5210" calcext:value-type="float">
            <text:p>5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40:24.282205443</meta:creation-date>
    <dc:date>2018-06-07T21:45:17.764493715</dc:date>
    <meta:editing-duration>PT4M53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